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808080" draw:marker-start-width="0.2cm" draw:marker-end-width="0.2cm" draw:fill="solid" draw:fill-color="#cfe7e5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cfe7e5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Ultrafine_20_Dashed"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5cm" svg:height="3cm" svg:x="1.1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1cm" svg:height="1cm" svg:x="2.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1cm" svg:height="1cm" svg:x="6.1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cm" svg:height="1cm" svg:x="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cm" svg:height="1cm" svg:x="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1cm" svg:height="1cm" svg:x="8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cm" svg:height="1cm" svg:x="10.1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cm" svg:height="1cm" svg:x="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cm" svg:height="1cm" svg:x="9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cm" svg:height="1cm" svg:x="11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cm" svg:height="1cm" svg:x="0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6cm" svg:y1="1.1cm" svg:x2="2.6cm" svg:y2="3.1cm" draw:start-shape="id1" draw:start-glue-point="8" draw:end-shape="id2" draw:end-glue-point="0" svg:d="m8600 1100c0 1501-6000 502-6000 2000">
          <text:p/>
        </draw:connector>
        <draw:connector draw:style-name="gr5" draw:text-style-name="P1" draw:layer="layout" draw:type="curve" svg:x1="8.6cm" svg:y1="1.1cm" svg:x2="6.6cm" svg:y2="3.1cm" draw:start-shape="id1" draw:start-glue-point="8" draw:end-shape="id3" draw:end-glue-point="0" svg:d="m8600 1100c0 1501-2000 502-2000 2000">
          <text:p/>
        </draw:connector>
        <draw:connector draw:style-name="gr5" draw:text-style-name="P1" draw:layer="layout" draw:type="curve" svg:x1="8.6cm" svg:y1="1.1cm" svg:x2="10.6cm" svg:y2="3.1cm" draw:start-shape="id1" draw:start-glue-point="8" draw:end-shape="id4" draw:end-glue-point="0" svg:d="m8600 1100c0 1501 2000 502 2000 2000">
          <text:p/>
        </draw:connector>
        <draw:connector draw:style-name="gr6" draw:text-style-name="P1" draw:layer="layout" draw:type="curve" svg:x1="2.6cm" svg:y1="4.1cm" svg:x2="2.6cm" svg:y2="6.1cm" draw:start-shape="id2" draw:start-glue-point="2" draw:end-shape="id5" draw:end-glue-point="4" svg:d="m2600 4100v2000">
          <text:p/>
        </draw:connector>
        <draw:connector draw:style-name="gr6" draw:text-style-name="P1" draw:layer="layout" draw:type="curve" svg:x1="2.6cm" svg:y1="4.1cm" svg:x2="0.6cm" svg:y2="6.1cm" draw:start-shape="id2" draw:start-glue-point="2" draw:end-shape="id6" draw:end-glue-point="4" svg:d="m2600 4100c0 1518-2000 518-2000 2000">
          <text:p/>
        </draw:connector>
        <draw:connector draw:style-name="gr6" draw:text-style-name="P1" draw:layer="layout" draw:type="curve" svg:x1="2.6cm" svg:y1="4.1cm" svg:x2="4.6cm" svg:y2="6.1cm" draw:start-shape="id2" draw:start-glue-point="2" draw:end-shape="id7" draw:end-glue-point="4" svg:d="m2600 4100c0 1518 2000 518 2000 2000">
          <text:p/>
        </draw:connector>
        <draw:connector draw:style-name="gr6" draw:text-style-name="P1" draw:layer="layout" draw:type="curve" svg:x1="6.6cm" svg:y1="4.1cm" svg:x2="6.6cm" svg:y2="6.1cm" draw:start-shape="id3" draw:start-glue-point="2" draw:end-shape="id8" draw:end-glue-point="4" svg:d="m6600 4100v2000">
          <text:p/>
        </draw:connector>
        <draw:connector draw:style-name="gr6" draw:text-style-name="P1" draw:layer="layout" draw:type="curve" svg:x1="10.6cm" svg:y1="4.1cm" svg:x2="9.6cm" svg:y2="6.1cm" draw:start-shape="id4" draw:start-glue-point="2" draw:end-shape="id9" draw:end-glue-point="4" svg:d="m10600 4100c0 1518-1000 518-1000 2000">
          <text:p/>
        </draw:connector>
        <draw:connector draw:style-name="gr6" draw:text-style-name="P1" draw:layer="layout" draw:type="curve" svg:x1="10.6cm" svg:y1="4.1cm" svg:x2="11.6cm" svg:y2="6.1cm" draw:start-shape="id4" draw:start-glue-point="2" draw:end-shape="id10" draw:end-glue-point="4" svg:d="m10600 4100c0 1518 1000 518 1000 2000">
          <text:p/>
        </draw:connector>
        <draw:custom-shape draw:style-name="gr7" draw:text-style-name="P1" xml:id="id11" draw:id="id11" draw:layer="layout" svg:width="1cm" svg:height="1cm" svg:x="14.1cm" svg:y="3.1cm">
          <text:p text:style-name="P1">?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8.6cm" svg:y1="1.1cm" svg:x2="14.6cm" svg:y2="3.1cm" draw:start-shape="id1" draw:start-glue-point="8" draw:end-shape="id11" draw:end-glue-point="0" svg:d="m8600 1100c0 1501 6000 502 6000 2000">
          <text:p/>
        </draw:connector>
        <draw:frame draw:style-name="gr9" draw:text-style-name="P2" draw:layer="layout" svg:width="1.298cm" svg:height="0.806cm" svg:x="14.601cm" svg:y="0.8cm">
          <draw:text-box>
            <text:p text:style-name="P2"><text:span text:style-name="T1">PW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2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6:46:18</dc:date>
    <meta:editing-duration>PT3H59M20S</meta:editing-duration>
    <meta:editing-cycles>18</meta:editing-cycles>
    <meta:generator>LibreOffice/3.4$Unix LibreOffice_project/340m1$Build-402</meta:generator>
    <meta:document-statistic meta:object-count="23"/>
  </office:meta>
</office:document-meta>
</file>